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99" draw:marker-start-width="0.359cm" draw:marker-end-width="0.359cm" draw:fill="none" draw:fill-color="#729fcf" draw:textarea-horizontal-align="justify" draw:textarea-vertical-align="middle" draw:auto-grow-height="false" fo:min-height="13.995cm" fo:min-width="25.33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svg:stroke-width="0.106cm" svg:stroke-color="#b2b2b2" draw:marker-start-width="0.359cm" draw:marker-end-width="0.359cm" draw:fill="none" draw:fill-color="#dddddd" draw:textarea-horizontal-align="justify" draw:textarea-vertical-align="middle" draw:auto-grow-height="false" fo:min-height="12.217cm" fo:min-width="24.413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5.994cm" fo:min-width="3.454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1.493cm"/>
    </style:style>
    <style:style style:name="gr7" style:family="graphic" style:parent-style-name="standard">
      <style:graphic-properties svg:stroke-width="0.106cm" svg:stroke-color="#21409a" draw:marker-start-width="0.359cm" draw:marker-end-width="0.359cm" draw:fill="none" draw:textarea-horizontal-align="justify" draw:textarea-vertical-align="middle" draw:auto-grow-height="false" fo:min-height="10.566cm" fo:min-width="18.952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svg:stroke-width="0.106cm" svg:stroke-color="#f58220" draw:marker-start-width="0.359cm" draw:marker-end-width="0.359cm" draw:fill="bitmap" draw:fill-color="#729fcf" draw:fill-image-name="_35__20_Percent" draw:opacity="100%" draw:textarea-horizontal-align="justify" draw:textarea-vertical-align="middle" draw:auto-grow-height="false" fo:min-height="5.994cm" fo:min-width="3.823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f58220" draw:marker-start-width="0.359cm" draw:marker-end-width="0.359cm" draw:fill="bitmap" draw:fill-image-name="_35__20_Percent" draw:opacity="100%" draw:textarea-horizontal-align="justify" draw:textarea-vertical-align="middle" draw:auto-grow-height="false" fo:min-height="5.994cm" fo:min-width="4.069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a65d" draw:marker-start-width="0.359cm" draw:marker-end-width="0.359cm" draw:fill="none" draw:textarea-horizontal-align="justify" draw:textarea-vertical-align="middle" draw:auto-grow-height="false" fo:min-height="9.169cm" fo:min-width="8.006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fo:min-height="2.12cm"/>
    </style:style>
    <style:style style:name="gr13" style:family="graphic" style:parent-style-name="standard">
      <style:graphic-properties svg:stroke-width="0.106cm" svg:stroke-color="#00a65d" draw:marker-start-width="0.359cm" draw:marker-end-width="0.359cm" draw:fill="none" draw:textarea-horizontal-align="justify" draw:textarea-vertical-align="middle" draw:auto-grow-height="false" fo:min-height="7.645cm" fo:min-width="7.268cm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4.524cm" fo:min-width="3.258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1.111cm"/>
    </style:style>
    <style:style style:name="gr17" style:family="graphic" style:parent-style-name="standard">
      <style:graphic-properties svg:stroke-width="0.106cm" svg:stroke-color="#000000" draw:marker-start="Squar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bitmap" draw:fill-color="#729fcf" draw:fill-image-name="_35__20_Percent" draw:opacity="100%"/>
      <style:paragraph-properties fo:text-align="center"/>
    </style:style>
    <style:style style:name="P6" style:family="paragraph">
      <loext:graphic-properties draw:fill="bitmap" draw:fill-image-name="_35__20_Percent" draw:opacity="100%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5.94cm" svg:height="14.351cm" svg:x="1.013cm" svg:y="0.71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89cm" svg:height="1.27cm" svg:x="1.013cm" svg:y="0.719cm">
            <draw:text-box>
              <text:p>vets-website</text:p>
            </draw:text-box>
          </draw:frame>
          <draw:custom-shape draw:style-name="gr3" draw:text-style-name="P3" draw:layer="layout" svg:width="25.019cm" svg:height="12.573cm" svg:x="1.265cm" svg:y="2.08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9.779cm" svg:height="0.962cm" svg:x="1.267cm" svg:y="2.243cm">
            <draw:text-box>
              <text:p>src</text:p>
            </draw:text-box>
          </draw:frame>
          <draw:custom-shape draw:style-name="gr5" draw:text-style-name="P4" draw:layer="layout" svg:width="4.06cm" svg:height="6.35cm" svg:x="1.521cm" svg:y="3.25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4.06cm" svg:height="1.743cm" svg:x="1.652cm" svg:y="3.508cm">
            <draw:text-box>
              <text:p>applications</text:p>
            </draw:text-box>
          </draw:frame>
          <draw:custom-shape draw:style-name="gr7" draw:text-style-name="P4" draw:layer="layout" svg:width="19.558cm" svg:height="10.922cm" svg:x="5.966cm" svg:y="3.2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3.935cm" svg:height="0.962cm" svg:x="5.968cm" svg:y="3.313cm">
            <draw:text-box>
              <text:p>platform</text:p>
            </draw:text-box>
          </draw:frame>
          <draw:custom-shape draw:style-name="gr9" draw:text-style-name="P5" draw:layer="layout" svg:width="4.429cm" svg:height="6.35cm" svg:x="6.22cm" svg:y="4.27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4.429cm" svg:height="1.743cm" svg:x="6.363cm" svg:y="4.524cm">
            <draw:text-box>
              <text:p>forms</text:p>
            </draw:text-box>
          </draw:frame>
          <draw:custom-shape draw:style-name="gr10" draw:text-style-name="P6" draw:layer="layout" svg:width="4.675cm" svg:height="6.35cm" svg:x="11.046cm" svg:y="4.27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4.675cm" svg:height="1.743cm" svg:x="11.197cm" svg:y="4.524cm">
            <draw:text-box>
              <text:p>forms-system</text:p>
            </draw:text-box>
          </draw:frame>
          <draw:custom-shape draw:style-name="gr11" draw:text-style-name="P4" draw:layer="layout" svg:width="8.612cm" svg:height="9.525cm" svg:x="15.999cm" svg:y="4.27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8.612cm" svg:height="2.37cm" svg:x="16.023cm" svg:y="4.318cm">
            <draw:text-box>
              <text:p>packages</text:p>
            </draw:text-box>
          </draw:frame>
          <draw:custom-shape draw:style-name="gr13" draw:text-style-name="P4" draw:layer="layout" svg:width="7.874cm" svg:height="8.001cm" svg:x="16.253cm" svg:y="5.2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8.128cm" svg:height="0.962cm" svg:x="16.253cm" svg:y="5.291cm">
            <draw:text-box>
              <text:p>forms-library</text:p>
            </draw:text-box>
          </draw:frame>
          <draw:g>
            <draw:g>
              <draw:line draw:style-name="gr14" draw:text-style-name="P4" draw:layer="layout" svg:x1="20.444cm" svg:y1="8.634cm" svg:x2="23.365cm" svg:y2="8.634cm">
                <text:p/>
              </draw:line>
              <draw:line draw:style-name="gr14" draw:text-style-name="P4" draw:layer="layout" svg:x1="20.444cm" svg:y1="9.015cm" svg:x2="23.365cm" svg:y2="9.015cm">
                <text:p/>
              </draw:line>
              <draw:line draw:style-name="gr14" draw:text-style-name="P4" draw:layer="layout" svg:x1="20.444cm" svg:y1="9.396cm" svg:x2="23.365cm" svg:y2="9.396cm">
                <text:p/>
              </draw:line>
            </draw:g>
            <draw:g>
              <draw:line draw:style-name="gr14" draw:text-style-name="P4" draw:layer="layout" svg:x1="20.444cm" svg:y1="10.285cm" svg:x2="23.365cm" svg:y2="10.285cm">
                <text:p/>
              </draw:line>
              <draw:line draw:style-name="gr14" draw:text-style-name="P4" draw:layer="layout" svg:x1="20.444cm" svg:y1="10.666cm" svg:x2="23.365cm" svg:y2="10.666cm">
                <text:p/>
              </draw:line>
              <draw:line draw:style-name="gr14" draw:text-style-name="P4" draw:layer="layout" svg:x1="20.444cm" svg:y1="11.047cm" svg:x2="23.365cm" svg:y2="11.047cm">
                <text:p/>
              </draw:line>
              <draw:line draw:style-name="gr14" draw:text-style-name="P4" draw:layer="layout" svg:x1="20.444cm" svg:y1="9.863cm" svg:x2="23.365cm" svg:y2="9.863cm">
                <text:p/>
              </draw:line>
            </draw:g>
            <draw:g>
              <draw:custom-shape draw:style-name="gr15" draw:text-style-name="P4" draw:layer="layout" svg:width="3.81cm" svg:height="4.826cm" svg:x="19.936cm" svg:y="6.5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6" draw:text-style-name="P7" draw:layer="layout" svg:width="3.81cm" svg:height="1.361cm" svg:x="19.936cm" svg:y="6.597cm">
                <draw:text-box>
                  <text:p><text:span text:style-name="T1">package.json</text:span></text:p>
                </draw:text-box>
              </draw:frame>
              <draw:line draw:style-name="gr14" draw:text-style-name="P4" draw:layer="layout" svg:x1="20.444cm" svg:y1="8.212cm" svg:x2="23.365cm" svg:y2="8.212cm">
                <text:p/>
              </draw:line>
            </draw:g>
          </draw:g>
          <draw:line draw:style-name="gr17" draw:text-style-name="P8" draw:layer="layout" svg:x1="12.697cm" svg:y1="7.831cm" svg:x2="18.158cm" svg:y2="7.831cm">
            <text:p/>
          </draw:line>
          <draw:line draw:style-name="gr17" draw:text-style-name="P8" draw:layer="layout" svg:x1="7.871cm" svg:y1="8.974cm" svg:x2="18.158cm" svg:y2="8.97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30T11:10:50.691144122</meta:creation-date>
    <dc:date>2020-10-07T11:11:13.684492231</dc:date>
    <meta:editing-duration>PT1H37M9S</meta:editing-duration>
    <meta:editing-cycles>5</meta:editing-cycles>
    <meta:generator>LibreOffice/6.0.7.3$Linux_X86_64 LibreOffice_project/00m0$Build-3</meta:generator>
    <meta:document-statistic meta:object-count="33"/>
  </office:meta>
</office:document-meta>
</file>